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c2d1" officeooo:paragraph-rsid="0017c2d1"/>
    </style:style>
    <style:style style:name="P2" style:family="paragraph" style:parent-style-name="Standard">
      <style:text-properties officeooo:rsid="0017c2d1" officeooo:paragraph-rsid="00194183"/>
    </style:style>
    <style:style style:name="P3" style:family="paragraph" style:parent-style-name="Standard">
      <style:text-properties officeooo:rsid="00194183" officeooo:paragraph-rsid="00194183"/>
    </style:style>
    <style:style style:name="P4" style:family="paragraph" style:parent-style-name="Standard">
      <style:text-properties officeooo:rsid="001b360c" officeooo:paragraph-rsid="001b360c"/>
    </style:style>
    <style:style style:name="P5" style:family="paragraph" style:parent-style-name="Standard">
      <style:text-properties officeooo:rsid="001c26d4" officeooo:paragraph-rsid="001c26d4"/>
    </style:style>
    <style:style style:name="P6" style:family="paragraph" style:parent-style-name="Standard">
      <style:text-properties officeooo:rsid="001c26d4" officeooo:paragraph-rsid="001ff334"/>
    </style:style>
    <style:style style:name="P7" style:family="paragraph" style:parent-style-name="Standard">
      <style:text-properties officeooo:rsid="001c26d4" officeooo:paragraph-rsid="0022c69b"/>
    </style:style>
    <style:style style:name="P8" style:family="paragraph" style:parent-style-name="Standard">
      <style:text-properties officeooo:rsid="001f3147" officeooo:paragraph-rsid="001f3147"/>
    </style:style>
    <style:style style:name="P9" style:family="paragraph" style:parent-style-name="Standard">
      <style:text-properties officeooo:rsid="001f3147" officeooo:paragraph-rsid="002e0246"/>
    </style:style>
    <style:style style:name="P10" style:family="paragraph" style:parent-style-name="Standard">
      <style:text-properties officeooo:rsid="002049a5" officeooo:paragraph-rsid="0017c2d1"/>
    </style:style>
    <style:style style:name="P11" style:family="paragraph" style:parent-style-name="Standard">
      <style:text-properties officeooo:rsid="002049a5" officeooo:paragraph-rsid="002049a5"/>
    </style:style>
    <style:style style:name="P12" style:family="paragraph" style:parent-style-name="Standard">
      <style:text-properties officeooo:rsid="00215f71" officeooo:paragraph-rsid="00215f71"/>
    </style:style>
    <style:style style:name="P13" style:family="paragraph" style:parent-style-name="Standard">
      <style:text-properties officeooo:rsid="0022c69b" officeooo:paragraph-rsid="0022c69b"/>
    </style:style>
    <style:style style:name="P14" style:family="paragraph" style:parent-style-name="Standard">
      <style:text-properties officeooo:rsid="0027d0e7" officeooo:paragraph-rsid="0027d0e7"/>
    </style:style>
    <style:style style:name="P15" style:family="paragraph" style:parent-style-name="Standard">
      <style:text-properties officeooo:rsid="00289631" officeooo:paragraph-rsid="00289631"/>
    </style:style>
    <style:style style:name="P16" style:family="paragraph" style:parent-style-name="Standard">
      <style:text-properties officeooo:rsid="002b4144" officeooo:paragraph-rsid="002b4144"/>
    </style:style>
    <style:style style:name="P17" style:family="paragraph" style:parent-style-name="Standard">
      <style:text-properties officeooo:rsid="002b8d46" officeooo:paragraph-rsid="002b8d46"/>
    </style:style>
    <style:style style:name="P18" style:family="paragraph" style:parent-style-name="Standard">
      <style:text-properties officeooo:rsid="002ff478" officeooo:paragraph-rsid="002ff478"/>
    </style:style>
    <style:style style:name="T1" style:family="text">
      <style:text-properties officeooo:rsid="001c26d4"/>
    </style:style>
    <style:style style:name="T2" style:family="text">
      <style:text-properties officeooo:rsid="001d5327"/>
    </style:style>
    <style:style style:name="T3" style:family="text">
      <style:text-properties officeooo:rsid="00215f71"/>
    </style:style>
    <style:style style:name="T4" style:family="text">
      <style:text-properties officeooo:rsid="00249fb8"/>
    </style:style>
    <style:style style:name="T5" style:family="text">
      <style:text-properties officeooo:rsid="002603d1"/>
    </style:style>
    <style:style style:name="T6" style:family="text">
      <style:text-properties officeooo:rsid="00289631"/>
    </style:style>
    <style:style style:name="T7" style:family="text">
      <style:text-properties officeooo:rsid="002c2eb8"/>
    </style:style>
    <style:style style:name="T8" style:family="text">
      <style:text-properties officeooo:rsid="00308a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n für das FM Projekt</text:p>
      <text:p text:style-name="P1"/>
      <text:p text:style-name="P1">Aufgabe:</text:p>
      <text:p text:style-name="P2">(Commits mit Issues)</text:p>
      <text:p text:style-name="P2"/>
      <text:p text:style-name="P1">-Tokenizing</text:p>
      <text:p text:style-name="P1">-Tokens analysern</text:p>
      <text:p text:style-name="P1">-Metadaten mit analysieren</text:p>
      <text:p text:style-name="P1"><text:tab/>Datum der Issues</text:p>
      <text:p text:style-name="P3">-Related Work</text:p>
      <text:p text:style-name="P1"/>
      <text:p text:style-name="P4">Werkzeuge:</text:p>
      <text:p text:style-name="P4">- LaTeX</text:p>
      <text:p text:style-name="P4">- Repo: <text:span text:style-name="T1">Git Bitbucket</text:span></text:p>
      <text:p text:style-name="P10"/>
      <text:p text:style-name="P11">Sprache des Papers in englisch</text:p>
      <text:p text:style-name="P4"/>
      <text:p text:style-name="P5">Vorgehen:</text:p>
      <text:p text:style-name="P5">-<text:span text:style-name="T3">Einlesen der Dateien</text:span></text:p>
      <text:p text:style-name="P6">-Tokenizing Titel und Beschreibung der Isses</text:p>
      <text:p text:style-name="P6">-Tokenize Commitnachrichten</text:p>
      <text:p text:style-name="P5">-Tokens werden lematisiert (In Grundform bringen)</text:p>
      <text:p text:style-name="P5">-Erstellen einer Tabelle mit Token und Häufigkeit</text:p>
      <text:p text:style-name="P5">-Vergleich zwischen Tokens von Issues und Commitnachrichten</text:p>
      <text:p text:style-name="P5"><text:tab/>=&gt;Ähnlichkeitswert</text:p>
      <text:p text:style-name="P5"><text:tab/><text:tab/>Mit Metainformationen anreichern (z.B. Datum, Zeit, <text:span text:style-name="T2">Bearbeiter</text:span>)</text:p>
      <text:p text:style-name="P5"/>
      <text:p text:style-name="P13">Arbeitspakete:</text:p>
      <text:p text:style-name="P13">- Template erstellen <text:span text:style-name="T7">(grobe Gliederung)</text:span> <text:span text:style-name="T4">1</text:span></text:p>
      <text:p text:style-name="P14">Marvin</text:p>
      <text:p text:style-name="P14">- Java Projekt Grundgerüst 1</text:p>
      <text:p text:style-name="P14">Gerd</text:p>
      <text:p text:style-name="P14">- <text:span text:style-name="T6">Bibliotheken raussuchen und anbinden 1</text:span></text:p>
      <text:p text:style-name="P15">Marvin, Benedikt</text:p>
      <text:p text:style-name="P13">- Einleitung schreiben <text:span text:style-name="T4">1</text:span></text:p>
      <text:p text:style-name="P17">Steven</text:p>
      <text:p text:style-name="P13">- Related Work <text:span text:style-name="T4">1</text:span></text:p>
      <text:p text:style-name="P17">Bernhard</text:p>
      <text:p text:style-name="P13">- Programm schreiben (Tokenizing etc.) <text:span text:style-name="T4">1</text:span></text:p>
      <text:p text:style-name="P16">Gerd, Christopher</text:p>
      <text:p text:style-name="P13">- Methode entwickeln um Tokens zu analysieren <text:span text:style-name="T4">(Test Daten)</text:span> <text:span text:style-name="T4">1</text:span></text:p>
      <text:p text:style-name="P16">Benedikt, Nazli</text:p>
      <text:p text:style-name="P13"/>
      <text:p text:style-name="P13">- <text:span text:style-name="T4">Selbst erstellte Token mit Methode analysieren (reale Daten) 2</text:span></text:p>
      <text:p text:style-name="P7">- <text:span text:style-name="T5">Merge der Erstellten Texte jeder Gruppe 2</text:span></text:p>
      <text:p text:style-name="P7"/>
      <text:p text:style-name="P7"/>
      <text:p text:style-name="P9">Zeitplan:</text:p>
      <text:p text:style-name="P9">- Interne Deadline Intermediate Version 22.12.15 (Dienstag)</text:p>
      <text:p text:style-name="P9"/>
      <text:p text:style-name="P18">Next Meeting:</text:p>
      <text:p text:style-name="P18">- <text:span text:style-name="T8">10.12.15, 10:00 U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t </meta:initial-creator>
    <meta:creation-date>2015-11-26T09:50:50.892841194</meta:creation-date>
    <dc:date>2015-11-26T10:46:26.578284214</dc:date>
    <dc:creator>pht </dc:creator>
    <meta:editing-duration>PT49M2S</meta:editing-duration>
    <meta:editing-cycles>21</meta:editing-cycles>
    <meta:generator>LibreOffice/4.2.7.2$Linux_X86_64 LibreOffice_project/420m0$Build-2</meta:generator>
    <meta:document-statistic meta:table-count="0" meta:image-count="0" meta:object-count="0" meta:page-count="1" meta:paragraph-count="42" meta:word-count="156" meta:character-count="1093" meta:non-whitespace-character-count="975"/>
  </office:meta>
</office:document-meta>
</file>